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97034765328">
          <table:table-cell table:style-name="Table1.A1" office:value-type="string">
            <text:p text:style-name="Table_20_Contents">xen citrix 6</text:p>
            <text:p text:style-name="Table_20_Contents">10.21.4.16</text:p>
            <text:p text:style-name="Table_20_Contents">10.21.4.27</text:p>
            <text:p text:style-name="Table_20_Contents">10.21.4.239</text:p>
            <text:p text:style-name="Table_20_Contents">10.21.4.240</text:p>
            <text:p text:style-name="Table_20_Contents">10.21.4.164</text:p>
            <text:p text:style-name="Table_20_Contents">10.21.4.165</text:p>
            <text:p text:style-name="Table_20_Contents"/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94597035486432">
          <table:table-cell table:style-name="Table1.A2" office:value-type="string">
            <text:p text:style-name="Table_20_Contents">xen citrix 7</text:p>
            <text:p text:style-name="Table_20_Contents">10.21.4.38</text:p>
            <text:p text:style-name="Table_20_Contents">10.12.9.2</text:p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97035488080">
          <table:table-cell table:style-name="Table1.A2" office:value-type="string">
            <text:p text:style-name="Table_20_Contents"/>
            <text:p text:style-name="Table_20_Contents">172.28.255.17<text:line-break/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970354887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970354895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970354903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10:38:53.144520622</meta:creation-date>
    <meta:generator>LibreOffice/6.4.7.2$Linux_X86_64 LibreOffice_project/40$Build-2</meta:generator>
    <dc:date>2021-10-28T17:24:08.319601656</dc:date>
    <meta:editing-duration>PT6H45M14S</meta:editing-duration>
    <meta:editing-cycles>3</meta:editing-cycles>
    <meta:document-statistic meta:table-count="1" meta:image-count="0" meta:object-count="0" meta:page-count="1" meta:paragraph-count="11" meta:word-count="15" meta:character-count="121" meta:non-whitespace-character-count="116"/>
  </office:meta>
</office:document-meta>
</file>